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cm" style:line-height-at-least="0.55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cm" style:line-height-at-least="0.556cm" fo:text-align="justify" style:justify-single-word="false" fo:orphans="2" fo:widows="2" fo:text-indent="0cm" style:auto-text-indent="false" fo:padding="0cm" fo:border="none"/>
      <style:text-properties fo:font-size="10.5pt" fo:font-weight="normal"/>
    </style:style>
    <style:style style:name="P3" style:family="paragraph" style:parent-style-name="Text_20_body">
      <style:paragraph-properties fo:margin-left="0cm" fo:margin-right="0cm" fo:margin-top="0.318cm" fo:margin-bottom="0cm" style:line-height-at-least="0.556cm" fo:text-align="justify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.318cm" fo:margin-bottom="0cm" style:line-height-at-least="0.556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T1" style:family="text">
      <style:text-properties style:font-name="Arial1" fo:font-size="10.5pt" fo:background-color="transparent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1" fo:letter-spacing="normal" fo:font-style="normal"/>
    </style:style>
    <style:style style:name="T4" style:family="text">
      <style:text-properties fo:font-variant="normal" fo:text-transform="none" fo:color="#000000" style:font-name="Arial1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Arial1" fo:font-size="10.5pt" fo:letter-spacing="normal" fo:font-style="normal" fo:font-weight="normal" fo:background-color="transparent"/>
    </style:style>
    <style:style style:name="T6" style:family="text">
      <style:text-properties style:font-name="Arial" style:font-size-asian="10.5pt" style:font-size-complex="10.5pt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U nas liczą się LUDZIE. Dzięki nim budujemy przyszlość.</text:span> <text:span text:style-name="T2">- slogan</text:span></text:p>
      <text:p text:style-name="P1"><text:span text:style-name="T2">(najlepiej wtopiony w zdjecie)</text:span></text:p>
      <text:p text:style-name="P3"><text:span text:style-name="T4">Winckler Personal jest dynamicznie rozwijającą się Agencją Pośrednictwa Pracy, profesjonalnym dostawcą usług w zakresie rekrutacji i selekcji pracowników. Z naszych usług korzystają zarówno małe i średnie przedsiębiorstwa, jak również korporacje na terenie całego kraju, a także poza jego granicami. </text:span><text:span text:style-name="T1">Wychodząc naprzeciw potrzebom naszych kontrahentów, szukających efektywnych rozwiązań zoptymalizowanych kosztowo p</text:span><text:span text:style-name="T5">ostanowiliśmy ułatwić Państwu zadanie w poszukiwaniu odpowiedniego personelu oferując profesjonalne rozwiązania z zakresu selekcji pracowników oraz pracy tymczasowej.</text:span></text:p>
      <text:p text:style-name="P2"><text:span text:style-name="T3">Zajmujemy się rekrutacją pracowników z wielu branż, począwszy od pracowników niewykwalifikowanych, poprzez fachowców, na kadrze kierowniczej kończąc. Główna siedziba firmy mieści się w Warszawie, natomiast zasięg naszego działania obejmuje teren całego kraju, co sprawia, że potrafimy w szybkim czasie przeprowadzić skuteczną rekrutację. </text:span><text:span text:style-name="T6">Do każdego zlecenia podchodzimy indywidualnie z takim samym zaangażowaniem, od lat budując zaufanie naszych kontrahentów.</text:span></text:p>
      <text:p text:style-name="P1">Winckler Personal jest Agencją Pracy Tymczasowej dysponującą ogromnym doświadczeniem i zaangażowaniem zarówno w rekrutacji jak i współpracy międzynarodowej. Wieloetapowe rekrutacje prowadzone przez naszą agencje umożliwiają dobór właściwego personelu, który z pewnością spełni Państwa oczekiwania i poprzez swoje zaangażowanie podniesie konkurencyjność Pańskiej firmy.</text:p>
      <text:p text:style-name="P1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6M55S</meta:editing-duration>
    <meta:editing-cycles>17</meta:editing-cycles>
    <meta:generator>OpenOffice.org/3.3$Win32 OpenOffice.org_project/330m20$Build-9567</meta:generator>
    <dc:date>2013-09-22T16:09:46.06</dc:date>
    <dc:creator>admin admin</dc:creator>
    <meta:document-statistic meta:table-count="0" meta:image-count="0" meta:object-count="0" meta:page-count="1" meta:paragraph-count="5" meta:word-count="181" meta:character-count="1501"/>
    <meta:user-defined meta:name="Info 1"/>
    <meta:user-defined meta:name="Info 2"/>
    <meta:user-defined meta:name="Info 3"/>
    <meta:user-defined meta:name="Info 4"/>
  </office:meta>
</office:document-meta>
</file>